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86c3" officeooo:paragraph-rsid="001f86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7, ej 3<text:line-break/>empleado_dist<text:line-break/>-local : se fija que el id=distribuidor sea igual a 20<text:line-break/>-cascade: lo mismo que arriba, la tabla original no tiene una restriccion<text:line-break/><text:line-break/>empleado_dist_2000<text:line-break/>-local: solo se fija que el sueldo del emp supere los 2000 y si empleado dist tiene WCO tambien chequea que el id_distribuidor sea igual a 20<text:line-break/>-cascade: se fija de primera que el sueldo no supere los 2000 y el id_dist = 20</text:p>
      <text:p text:style-name="P1"/>
      <text:p text:style-name="P1">empleado_dist_20_70<text:line-break/>-local: solo se fija que haya nacido entre 70 y 79, a menos que empleado_dist tenga WCO, tambien se ija en los suyos<text:line-break/>-cascade: de primera se fija que nacio en los 70’ y que el id_dist = 2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1T20:15:13.532594572</meta:creation-date>
    <dc:date>2022-08-11T20:22:59.225267977</dc:date>
    <meta:editing-duration>PT7M46S</meta:editing-duration>
    <meta:editing-cycles>1</meta:editing-cycles>
    <meta:document-statistic meta:table-count="0" meta:image-count="0" meta:object-count="0" meta:page-count="1" meta:paragraph-count="2" meta:word-count="112" meta:character-count="602" meta:non-whitespace-character-count="491"/>
    <meta:generator>LibreOffice/7.3.5.2$Linux_X86_64 LibreOffice_project/30$Build-2</meta:generator>
  </office:meta>
</office:document-meta>
</file>